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86cm" table:align="left"/>
    </style:style>
    <style:style style:name="Tabla1.A" style:family="table-column">
      <style:table-column-properties style:column-width="4.269cm"/>
    </style:style>
    <style:style style:name="Tabla1.B" style:family="table-column">
      <style:table-column-properties style:column-width="5.927cm"/>
    </style:style>
    <style:style style:name="Tabla1.C" style:family="table-column">
      <style:table-column-properties style:column-width="7.391cm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 style:list-style-name="L1">
      <style:paragraph-properties fo:text-align="justify" style:justify-single-word="false"/>
    </style:style>
    <style:style style:name="P6" style:family="paragraph" style:parent-style-name="Table_20_Contents" style:list-style-name="L2">
      <style:paragraph-properties fo:text-align="justify" style:justify-single-word="false"/>
    </style:style>
    <style:style style:name="P7" style:family="paragraph" style:parent-style-name="Table_20_Contents" style:list-style-name="L3">
      <style:paragraph-properties fo:text-align="justify" style:justify-single-word="false"/>
    </style:style>
    <style:style style:name="P8" style:family="paragraph" style:parent-style-name="Table_20_Contents" style:list-style-name="L4">
      <style:paragraph-properties fo:text-align="justify" style:justify-single-word="false"/>
    </style:style>
    <style:style style:name="P9" style:family="paragraph" style:parent-style-name="Table_20_Contents" style:list-style-name="L3">
      <style:paragraph-properties fo:margin-left="-0.044cm" fo:margin-right="-0.009cm" fo:text-align="justify" style:justify-single-word="false" fo:text-indent="0cm" style:auto-text-indent="false"/>
    </style:style>
    <style:style style:name="P10" style:family="paragraph" style:parent-style-name="Table_20_Contents" style:list-style-name="L2">
      <style:paragraph-properties fo:margin-left="-0.044cm" fo:margin-right="-0.009cm" fo:text-align="justify" style:justify-single-word="false" fo:text-indent="0cm" style:auto-text-indent="false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Plan de Actividades (Julio – Diciembre 2008, Enero 2009)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Nombre del Proyecto o Red: SAFET</text:p>
          </table:table-cell>
          <table:table-cell table:style-name="Tabla1.A2" office:value-type="string">
            <text:p text:style-name="P2">Orientadores:<text:span text:style-name="T1"> </text:span></text:p>
            <text:p text:style-name="P3">Víctor Bravo, Antonio Araujo</text:p>
          </table:table-cell>
          <table:table-cell table:style-name="Tabla1.C2" office:value-type="string">
            <text:p text:style-name="P2">Nombre del Beneficiario de Beca: </text:p>
            <text:p text:style-name="P3">Ramsis Guerrero</text:p>
          </table:table-cell>
        </table:table-row>
        <table:table-row>
          <table:table-cell table:style-name="Tabla1.A2" office:value-type="string">
            <text:p text:style-name="P1">Mes</text:p>
          </table:table-cell>
          <table:table-cell table:style-name="Tabla1.C2" table:number-columns-spanned="2" office:value-type="string">
            <text:p text:style-name="P1">Actividades</text:p>
          </table:table-cell>
          <table:covered-table-cell/>
        </table:table-row>
        <table:table-row>
          <table:table-cell table:style-name="Tabla1.A2" office:value-type="string">
            <text:p text:style-name="P4">Julio</text:p>
          </table:table-cell>
          <table:table-cell table:style-name="Tabla1.C2" table:number-columns-spanned="2" office:value-type="string">
            <text:list text:style-name="L1">
              <text:list-item>
                <text:p text:style-name="P5">Breve ensayo sobre nociones de software libre, bien público, transferencia tecnológica. (máximo dos cuartillas).</text:p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P4">Agosto</text:p>
          </table:table-cell>
          <table:table-cell table:style-name="Tabla1.C2" table:number-columns-spanned="2" office:value-type="string">
            <text:list text:style-name="L2">
              <text:list-item text:start-value="1">
                <text:p text:style-name="P6"><text:s/>Estudio sobre algoritmos criptográficos simétricos (DES, 3DES, AES) y asimétricos (RSA, ECDSA): bases y herramientas matemáticas, comparación de algoritmos. </text:p>
              </text:list-item>
              <text:list-item>
                <text:p text:style-name="P6">Realización de informe sobre actividades realizadas.</text:p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P4">Septiembre</text:p>
          </table:table-cell>
          <table:table-cell table:style-name="Tabla1.C2" table:number-columns-spanned="2" office:value-type="string">
            <text:list text:style-name="L3">
              <text:list-item>
                <text:p text:style-name="P7">Continuación de estudio sobre algoritmos criptográficos. </text:p>
              </text:list-item>
              <text:list-item>
                <text:p text:style-name="P7">Seminario sobre algortimos criptográficos</text:p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P4">Octubre</text:p>
          </table:table-cell>
          <table:table-cell table:style-name="Tabla1.C2" table:number-columns-spanned="2" office:value-type="string">
            <text:list text:style-name="L4">
              <text:list-item>
                <text:p text:style-name="P8">Estudio sobre máquinas de estado, redes de petri, autómatas finitos.</text:p>
              </text:list-item>
            </text:list>
            <text:list text:style-name="L2">
              <text:list-item text:start-value="1">
                <text:p text:style-name="P6">Realización de informe sobre actividades realizadas.</text:p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P4">Noviembre</text:p>
          </table:table-cell>
          <table:table-cell table:style-name="Tabla1.C2" table:number-columns-spanned="2" office:value-type="string">
            <text:list text:style-name="L3">
              <text:list-item text:start-value="1">
                <text:p text:style-name="P9">Estudio sobre modelos para flujos de trabajo (workflow)</text:p>
              </text:list-item>
            </text:list>
            <text:list text:style-name="L2">
              <text:list-item text:start-value="1">
                <text:p text:style-name="P10">Realización de informe sobre actividades realizadas.</text:p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P4">Diciembre </text:p>
          </table:table-cell>
          <table:table-cell table:style-name="Tabla1.C2" table:number-columns-spanned="2" office:value-type="string">
            <text:list text:style-name="L3">
              <text:list-item text:start-value="1">
                <text:p text:style-name="P7">Seminario sobre modelos para flujo de trabajo</text:p>
              </text:list-item>
            </text:list>
            <text:list text:style-name="L2">
              <text:list-item text:start-value="1">
                <text:p text:style-name="P6">Realización de informe final sobre actividades realizadas desde Julio hasta Diciembre.</text:p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P4">Enero 2009</text:p>
          </table:table-cell>
          <table:table-cell table:style-name="Tabla1.C2" table:number-columns-spanned="2" office:value-type="string">
            <text:list text:style-name="L3">
              <text:list-item>
                <text:p text:style-name="P7">Informe corto sobre extensiones de las Redes de Petri (Coloreada, Jerárquica)</text:p>
              </text:list-item>
            </text:list>
          </table:table-cell>
          <table:covered-table-cell/>
        </table:table-row>
      </table:table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es" style:country-asian="VE" style:font-size-complex="12pt" style:language-complex="es" style:country-complex="V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VE" style:letter-kerning="true" style:font-name-asian="DejaVuSans" style:font-size-asian="10.5pt" style:language-asian="es" style:country-asian="VE" style:font-name-complex="Tahoma" style:font-size-complex="12pt" style:language-complex="es" style:country-complex="V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Carta</dc:title>
    <meta:creation-date>2008-07-21T14:05:10</meta:creation-date>
    <dc:creator>Antonio Brett</dc:creator>
    <dc:date>2009-01-27T09:32:58</dc:date>
    <dc:language>es-VE</dc:language>
    <meta:editing-cycles>32</meta:editing-cycles>
    <meta:editing-duration>PT1H37M34S</meta:editing-duration>
    <meta:template xlink:type="simple" xlink:actuate="onRequest" xlink:role="template" xlink:href="/.openoffice.org2/user/template/Carta.ott" xlink:title="Carta" meta:date="2008-07-21T14:05:10"/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7" meta:word-count="144" meta:character-count="1105"/>
  </office:meta>
</office:document-meta>
</file>